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3" style:family="table">
      <style:table-properties style:width="17.029cm" fo:margin-left="-0.016cm" fo:margin-right="-0.012cm" table:align="margins" style:writing-mode="lr-tb"/>
    </style:style>
    <style:style style:name="Tableau3.A" style:family="table-column">
      <style:table-column-properties style:column-width="8.514cm" style:rel-column-width="32767*"/>
    </style:style>
    <style:style style:name="Tableau3.B" style:family="table-column">
      <style:table-column-properties style:column-width="8.514cm" style:rel-column-width="32768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Header">
      <style:text-properties fo:font-size="6pt" style:font-size-asian="6pt" style:font-size-complex="6pt"/>
    </style:style>
    <style:style style:name="P6" style:family="paragraph" style:parent-style-name="Footer">
      <style:text-properties fo:font-size="8pt" style:font-size-asian="8pt" style:font-size-complex="8pt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style:snap-to-layout-gri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style:text-autospace="none" style:writing-mode="lr-tb"/>
      <style:text-properties fo:font-size="12pt" fo:language="en" fo:country="US" fo:font-weight="bold" style:language-asian="en" style:country-asian="US" style:font-size-complex="12pt" style:font-weight-complex="bold"/>
    </style:style>
    <style:style style:name="P18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size-complex="12pt"/>
    </style:style>
    <style:style style:name="P19" style:family="paragraph" style:parent-style-name="Standard">
      <style:paragraph-properties style:text-autospace="none" style:writing-mode="lr-tb"/>
      <style:text-properties style:font-name="Times New Roman" fo:font-size="10pt" fo:language="en" fo:country="US" fo:font-style="normal" fo:font-weight="bold" style:font-size-asian="10pt" style:language-asian="en" style:country-asian="US" style:font-style-asian="normal" style:font-size-complex="10pt" style:font-style-complex="normal" style:font-weight-complex="bold"/>
    </style:style>
    <style:style style:name="P20" style:family="paragraph" style:parent-style-name="Standard">
      <style:paragraph-properties style:text-autospace="none" style:writing-mode="lr-tb"/>
      <style:text-properties style:font-name="Times New Roman" fo:font-size="10pt" fo:language="fr" fo:country="FR" fo:font-style="normal" fo:font-weight="normal" officeooo:rsid="001faf53" officeooo:paragraph-rsid="001faf53" style:language-asian="en" style:country-asian="US" style:font-weight-asian="normal" style:font-size-complex="10pt" style:font-weight-complex="normal"/>
    </style:style>
    <style:style style:name="P21" style:family="paragraph" style:parent-style-name="Standard">
      <style:paragraph-properties style:text-autospace="none" style:writing-mode="lr-tb"/>
      <style:text-properties style:font-name="Times New Roman" fo:font-size="10pt" fo:language="fr" fo:country="FR" fo:font-style="normal" fo:font-weight="bold" officeooo:rsid="001faf53" officeooo:paragraph-rsid="001faf53" style:language-asian="en" style:country-asian="US" style:font-weight-asian="bold" style:font-size-complex="10pt" style:font-weight-complex="bold"/>
    </style:style>
    <style:style style:name="P22" style:family="paragraph" style:parent-style-name="Standard">
      <style:paragraph-properties style:text-autospace="none" style:writing-mode="lr-tb"/>
      <style:text-properties fo:font-weight="bold" officeooo:paragraph-rsid="001faf53" style:font-weight-asian="bold"/>
    </style:style>
    <style:style style:name="P23" style:family="paragraph" style:parent-style-name="Standard" style:list-style-name="L1">
      <style:paragraph-properties style:text-autospace="none" style:writing-mode="lr-tb"/>
      <style:text-properties style:font-name="Times New Roman" fo:font-size="10pt" fo:language="fr" fo:country="FR" fo:font-style="normal" fo:font-weight="normal" officeooo:rsid="001faf53" officeooo:paragraph-rsid="001faf53" style:language-asian="en" style:country-asian="US" style:font-weight-asian="normal" style:font-size-complex="10pt" style:font-weight-complex="normal"/>
    </style:style>
    <style:style style:name="P24" style:family="paragraph" style:parent-style-name="Heading_20_1">
      <style:text-properties fo:font-weight="bold" style:font-weight-asian="bold" style:font-weight-complex="bold"/>
    </style:style>
    <style:style style:name="P25" style:family="paragraph" style:parent-style-name="Heading_20_8">
      <style:paragraph-properties style:snap-to-layout-grid="false"/>
    </style:style>
    <style:style style:name="T1" style:family="text">
      <style:text-properties officeooo:rsid="00233087"/>
    </style:style>
    <style:style style:name="T2" style:family="text">
      <style:text-properties fo:background-color="transparent"/>
    </style:style>
    <style:style style:name="T3" style:family="text">
      <style:text-properties officeooo:rsid="00233087" fo:background-color="transparen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Symbol" fo:font-style="normal" style:font-name-asian="Symbol" style:font-style-asian="normal" style:font-name-complex="Symbol" style:font-style-complex="normal"/>
    </style:style>
    <style:style style:name="T9" style:family="text">
      <style:text-properties officeooo:rsid="001faf53"/>
    </style:style>
    <style:style style:name="T10" style:family="text">
      <style:text-properties officeooo:rsid="00260c7b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24" text:outline-level="1">Intitulé du référentiel</text:h>
            <text:p text:style-name="P17"/>
            <text:p text:style-name="P19"><text:span text:style-name="T6">Référence de l’ancienne version </text:span>:<text:span text:style-name="T9">LABREF 02 révision 9</text:span></text:p>
            <text:p text:style-name="P17"/>
            <text:p text:style-name="P18"><text:span text:style-name="T5">Référence de la nouvelle version </text:span>: <text:span text:style-name="T9">LABREF 02 révision 10</text:span></text:p>
            <text:p text:style-name="P7"/>
          </table:table-cell>
        </table:table-row>
      </table:table>
      <text:p text:style-name="P11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Heading_20_1" text:outline-level="1"><text:span text:style-name="T4">Nature des modifications apportées par la nouvelle version </text:span>:</text:h>
            <text:p text:style-name="P17"/>
            <text:p text:style-name="P20">Les principales modifications nous concernant sont les suivantes :</text:p>
            <text:p text:style-name="P20"/>
            <text:p text:style-name="P20">§ 9.3.3.3.3.1 : précisions relatives à l'évaluation des cellules de métrologie des laboratoires. Il est maintenant indiqué que la compétence technique du laboratoire pour la traçabilité métrologique revendiquée peut être évaluée sur les items suivants :</text:p>
            <text:list xml:id="list8087064636920468471" text:style-name="L1">
              <text:list-item>
                <text:p text:style-name="P23">La validation de la méthode d’étalonnage</text:p>
              </text:list-item>
              <text:list-item>
                <text:p text:style-name="P23">L’estimation de l’incertitude de mesure</text:p>
              </text:list-item>
              <text:list-item>
                <text:p text:style-name="P23">La traçabilité des mesures</text:p>
              </text:list-item>
              <text:list-item>
                <text:p text:style-name="P23">L’assurance de la qualité des résultats d’étalonnage</text:p>
              </text:list-item>
              <text:list-item>
                <text:p text:style-name="P23">La compétence du personnel</text:p>
              </text:list-item>
              <text:list-item>
                <text:p text:style-name="P23">Les installations et conditions ambiantes</text:p>
              </text:list-item>
              <text:list-item>
                <text:p text:style-name="P23">Les audits internes du laboratoire réalisant l’étalonnage</text:p>
              </text:list-item>
            </text:list>
            <text:p text:style-name="P20"/>
            <text:p text:style-name="P20">§ 9.3.3.3.4 (nouveau) : ce paragraphe spécifie que, en cas de raccordement de certains équipements par un prestataire non-accrédité (voir 3b du § 9.3.2.2.1, hors métrologie interne), la compétence de ce prestataire doit être évaluée par le laboratoire sur les mêmes items que ceux indiqués ci-dessus</text:p>
            <text:p text:style-name="P20"/>
            <text:p text:style-name="P21">Conséquences à évaluer lors de la réunion des <text:span text:style-name="T10">correspondants COFRAC</text:span> du Cerema le 15 mars 2016</text:p>
            <text:p text:style-name="P22"/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0">Nature des impacts sur la réalisation des essais</text:p>
          </table:table-cell>
          <table:covered-table-cell/>
        </table:table-row>
        <table:table-row table:style-name="Tableau3.1">
          <table:table-cell table:style-name="Tableau3.A2" office:value-type="string">
            <text:h text:style-name="P25" text:outline-level="8">Évolutions nécessaires</text:h>
          </table:table-cell>
          <table:table-cell table:style-name="Tableau3.A1" office:value-type="string">
            <text:p text:style-name="P8">Actions à prévoir y compris planification</text:p>
          </table:table-cell>
        </table:table-row>
        <table:table-row table:style-name="Tableau3.1">
          <table:table-cell table:style-name="Tableau3.A2" office:value-type="string">
            <text:p text:style-name="P13">Les évolutions nécessitent-elles une mise à niveau des agents ?</text:p>
            <text:p text:style-name="P13"><text:span text:style-name="T7"><text:tab/>OUI : <text:tab/></text:span><text:span text:style-name="T8"></text:span><text:span text:style-name="T7"> <text:s text:c="4"/>NON : <text:s text:c="5"/></text:span><text:span text:style-name="T8"></text:span><text:span text:style-name="T7"> <text:tab/> </text:span></text:p>
          </table:table-cell>
          <table:table-cell table:style-name="Tableau3.A1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la rédaction d'un nouveau mode opératoire ?</text:p>
            <text:p text:style-name="P13"><text:span text:style-name="T7"><text:tab/>OUI : <text:tab/></text:span><text:span text:style-name="T8"></text:span><text:span text:style-name="T7"> <text:s text:c="4"/>NON : <text:s text:c="6"/><text:tab/></text:span><text:span text:style-name="T8"></text:span><text:span text:style-name="T7"> 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l'achat de nouveaux matériels ou l'adaptation des matériels existants ?</text:p>
            <text:p text:style-name="P13"><text:span text:style-name="T7"><text:tab/>OUI : <text:tab/></text:span><text:span text:style-name="T8"></text:span><text:span text:style-name="T7"> <text:s text:c="4"/>NON : <text:s text:c="6"/><text:tab/></text:span><text:span text:style-name="T8"></text:span><text:span text:style-name="T7"> 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des changements de l'environnement de travail  ?</text:p>
            <text:p text:style-name="P13"><text:span text:style-name="T7"><text:tab/>OUI : <text:tab/></text:span><text:span text:style-name="T8"></text:span><text:span text:style-name="T7"> <text:s text:c="4"/>NON : <text:s text:c="6"/></text:span><text:span text:style-name="T8">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des changements des consignes de sécurité (salle d'essai, poste de travail)  ?</text:p>
            <text:p text:style-name="P13"><text:span text:style-name="T7"><text:tab/>OUI : <text:tab/></text:span><text:span text:style-name="T8"></text:span><text:span text:style-name="T7"> <text:s text:c="4"/>NON : <text:s text:c="6"/><text:tab/></text:span><text:span text:style-name="T8">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une information des clients ?</text:p>
            <text:p text:style-name="P13"><text:span text:style-name="T7"><text:tab/>OUI : <text:tab/></text:span><text:span text:style-name="T8"></text:span><text:span text:style-name="T7"> <text:s text:c="2"/>NON : <text:s text:c="6"/><text:tab/></text:span><text:span text:style-name="T8">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B4" table:number-columns-spanned="2" office:value-type="string">
            <text:p text:style-name="P14">BILAN :</text:p>
            <text:p text:style-name="P14"/>
            <text:p text:style-name="P9"/>
            <text:p text:style-name="P14"><text:s/>Date d'application des nouvelles dispositions : </text:p>
            <text:p text:style-name="P9"/>
          </table:table-cell>
          <table:covered-table-cell/>
        </table:table-row>
        <text:soft-page-break/>
        <table:table-row table:style-name="Tableau3.1">
          <table:table-cell table:style-name="Tableau3.B4" table:number-columns-spanned="2" office:value-type="string">
            <text:p text:style-name="P15"/>
            <text:p text:style-name="P12">Proposé par :<text:tab/><text:tab/><text:tab/> Nom :<text:tab/><text:tab/><text:tab/>Visa :<text:tab/><text:tab/> <text:s text:c="4"/>Date :</text:p>
            <text:p text:style-name="P12"/>
            <text:p text:style-name="P12">Validé par le chef d'unité :<text:tab/> Nom :<text:tab/><text:tab/><text:tab/>Visa :<text:tab/><text:tab/> <text:s text:c="4"/>Date :</text:p>
            <text:p text:style-name="P12"/>
            <text:p text:style-name="P13"><text:span text:style-name="T7">Diffusé à :</text:span> </text:p>
            <text:p text:style-name="P13"/>
            <text:p text:style-name="P13"/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style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style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style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left="-0.101cm" fo:margin-right="0cm" fo:margin-top="0.12cm" fo:margin-bottom="0.109cm" style:contextual-spacing="false" fo:orphans="0" fo:widows="0" fo:text-indent="0cm" style:auto-text-indent="false" style:page-number="auto" fo:background-color="transparent" style:shadow="none">
        <style:tab-stops/>
        <style:background-image/>
      </style:paragraph-properties>
      <style:text-properties fo:color="#000080" style:font-name="Arial1" fo:font-family="Arial" style:font-style-name="Gras" style:font-family-generic="swiss" fo:font-size="11pt" fo:font-weight="bold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style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4pt" style:font-size-complex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style:rel-width="100%" table:align="left"/>
    </style:style>
    <style:style style:name="Tableau2.A" style:family="table-column">
      <style:table-column-properties style:column-width="4.251cm" style:rel-column-width="2410*"/>
    </style:style>
    <style:style style:name="Tableau2.B" style:family="table-column">
      <style:table-column-properties style:column-width="8.498cm" style:rel-column-width="481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Table_20_Contents">
      <style:text-properties fo:font-size="10pt" style:font-size-asian="10pt" style:font-size-complex="10pt"/>
    </style:style>
    <style:style style:name="MP5" style:family="paragraph" style:parent-style-name="Header">
      <style:text-properties fo:font-size="6pt" style:font-size-asian="6pt" style:font-size-complex="6pt"/>
    </style:style>
    <style:style style:name="MP6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233087"/>
    </style:style>
    <style:style style:name="MT2" style:family="text">
      <style:text-properties fo:background-color="transparent"/>
    </style:style>
    <style:style style:name="MT3" style:family="text">
      <style:text-properties officeooo:rsid="00233087" fo:background-color="transparent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A"/>
          <table:table-row>
            <table:table-cell table:style-name="Tableau2.A1" office:value-type="string">
              <text:p text:style-name="MP1">CEREMA</text:p>
              <text:p text:style-name="MP1">DTerCE</text:p>
              <text:p text:style-name="MP2"/>
              <text:p text:style-name="MP2">DLCF</text:p>
            </table:table-cell>
            <table:table-cell table:style-name="Tableau2.A1" office:value-type="string">
              <text:p text:style-name="MP3">Fiche d'évolution </text:p>
              <text:p text:style-name="MP3">d'un référentiel</text:p>
            </table:table-cell>
            <table:table-cell table:style-name="Tableau2.C1" office:value-type="string">
              <text:p text:style-name="MP4">Réf. : <text:bookmark-start text:name="P_REF"/>R<text:bookmark-end text:name="P_REF"/>2.DLCF.<text:span text:style-name="MT1">E.019</text:span></text:p>
              <text:p text:style-name="MP4">Révision : <text:bookmark-start text:name="P_REVISION"/>0<text:bookmark-end text:name="P_REVISION"/>0<text:span text:style-name="MT2">1</text:span></text:p>
              <text:p text:style-name="MP4">Du <text:span text:style-name="MT3">14/01/2016</text:span></text:p>
            </table:table-cell>
          </table:table-row>
        </table:table>
        <text:p text:style-name="MP5"><text:tab/><text:tab/></text:p>
      </style:header>
      <style:footer>
        <text:p text:style-name="MP6"><text:file-name text:display="name">DLCF_R2_E_Fiche_evolution_referentiel_LABREF02_09_a_10</text:file-nam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Windows_x86 LibreOffice_project/40ff705089295be5be0aae9b15123f687c05b0a</meta:generator>
    <meta:creation-date>2009-06-01T18:17:35</meta:creation-date>
    <dc:date>2016-01-14T17:52:26.214000000</dc:date>
    <meta:print-date>2009-08-20T09:56:31</meta:print-date>
    <meta:editing-cycles>33</meta:editing-cycles>
    <meta:editing-duration>PT4H39M44S</meta:editing-duration>
    <meta:document-statistic meta:table-count="4" meta:image-count="0" meta:object-count="0" meta:page-count="2" meta:paragraph-count="45" meta:word-count="349" meta:character-count="2294" meta:non-whitespace-character-count="1889"/>
    <meta:user-defined meta:name="Info 1"/>
    <meta:user-defined meta:name="Info 2"/>
    <meta:user-defined meta:name="Info 3"/>
    <meta:user-defined meta:name="Info 4"/>
  </office:meta>
</office:document-meta>
</file>